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2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4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7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9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bcaed5" draw:textarea-horizontal-align="justify" draw:textarea-vertical-align="middle" draw:auto-grow-height="false" fo:min-height="1.374cm" fo:min-width="1.124cm"/>
    </style:style>
    <style:style style:name="gr11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P1" style:family="paragraph">
      <style:paragraph-properties fo:text-align="center"/>
    </style:style>
    <style:style style:name="P2" style:family="paragraph">
      <loext:graphic-properties draw:fill-color="#ccbe00"/>
      <style:paragraph-properties fo:text-align="center"/>
    </style:style>
    <style:style style:name="P3" style:family="paragraph">
      <loext:graphic-properties draw:fill-color="#62a73b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90a5d"/>
      <style:paragraph-properties fo:text-align="center"/>
    </style:style>
    <style:style style:name="P7" style:family="paragraph">
      <loext:graphic-properties draw:fill="solid" draw:fill-color="#bcaed5"/>
      <style:paragraph-properties fo:text-align="center"/>
    </style:style>
    <style:style style:name="P8" style:family="paragraph">
      <loext:graphic-properties draw:fill-color="#bcae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2cm" svg:height="1.2cm" svg:x="8.556cm" svg:y="12.22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" draw:id="id1" draw:layer="layout" svg:width="3.2cm" svg:height="1.2cm" svg:x="8.538cm" svg:y="18.73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2" draw:id="id2" draw:layer="layout" svg:width="3.5cm" svg:height="1.1cm" svg:x="8.404cm" svg:y="15.503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5" draw:layer="layout" draw:type="curve" svg:x1="10.138cm" svg:y1="18.733cm" svg:x2="10.154cm" svg:y2="16.603cm" draw:start-shape="id1" draw:start-glue-point="4" draw:end-shape="id2" draw:end-glue-point="6" svg:d="M10138 18733c0-1596 16-531 16-2130" svg:viewBox="0 0 17 2131">
          <text:p/>
        </draw:connector>
        <draw:connector draw:style-name="gr5" draw:text-style-name="P5" draw:layer="layout" draw:type="curve" svg:x1="10.156cm" svg:y1="13.42cm" svg:x2="10.154cm" svg:y2="15.503cm" draw:start-shape="id3" draw:start-glue-point="6" draw:end-shape="id2" draw:end-glue-point="4" svg:d="M10156 13420c0 1563-2 522-2 2083" svg:viewBox="0 0 3 2084">
          <text:p/>
        </draw:connector>
        <draw:custom-shape draw:style-name="gr6" draw:text-style-name="P6" xml:id="id4" draw:id="id4" draw:layer="layout" svg:width="3.2cm" svg:height="1.2cm" svg:x="13.211cm" svg:y="15.4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5" draw:layer="layout" draw:type="curve" svg:x1="11.904cm" svg:y1="16.053cm" svg:x2="13.211cm" svg:y2="16.039cm" draw:start-shape="id2" draw:start-glue-point="7" draw:end-shape="id4" draw:end-glue-point="5" svg:d="M11904 16053c981 0 328-14 1307-14" svg:viewBox="0 0 1308 15">
          <text:p/>
        </draw:connector>
        <draw:custom-shape draw:style-name="gr8" draw:text-style-name="P6" xml:id="id5" draw:id="id5" draw:layer="layout" svg:width="2.1cm" svg:height="2cm" svg:x="15.975cm" svg:y="11.706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5" draw:layer="layout" draw:type="curve" svg:x1="14.811cm" svg:y1="15.439cm" svg:x2="17.025cm" svg:y2="13.706cm" draw:start-shape="id4" draw:start-glue-point="4" draw:end-shape="id5" draw:end-glue-point="7" svg:d="M14811 15439c0-1299 2214-433 2214-1733" svg:viewBox="0 0 2215 1734">
          <text:p/>
        </draw:connector>
        <draw:custom-shape draw:style-name="gr10" draw:text-style-name="P7" xml:id="id8" draw:id="id8" draw:layer="layout" svg:width="2.3cm" svg:height="2.3cm" svg:x="28.365cm" svg:y="14.932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5" draw:layer="layout" draw:type="curve" svg:x1="16.411cm" svg:y1="16.039cm" svg:x2="17.603cm" svg:y2="16.047cm" draw:start-shape="id4" draw:start-glue-point="7" draw:end-shape="id6" draw:end-glue-point="5" svg:d="M16411 16039c895 0 300 8 1192 8" svg:viewBox="0 0 1193 9">
          <text:p/>
        </draw:connector>
        <draw:custom-shape draw:style-name="gr3" draw:text-style-name="P4" xml:id="id6" draw:id="id6" draw:layer="layout" svg:width="3.5cm" svg:height="1.1cm" svg:x="17.603cm" svg:y="15.497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5" draw:layer="layout" draw:type="curve" svg:x1="26.299cm" svg:y1="16.062cm" svg:x2="28.365cm" svg:y2="16.082cm" draw:start-shape="id7" draw:start-glue-point="7" draw:end-shape="id8" draw:end-glue-point="6" svg:d="M26299 16062c1551 0 518 20 2066 20" svg:viewBox="0 0 2067 21">
          <text:p/>
        </draw:connector>
        <draw:connector draw:style-name="gr4" draw:text-style-name="P5" draw:layer="layout" draw:type="curve" svg:x1="19.353cm" svg:y1="16.597cm" svg:x2="19.321cm" svg:y2="18.838cm" draw:start-shape="id6" draw:start-glue-point="6" draw:end-shape="id9" draw:end-glue-point="4" svg:d="M19353 16597c0 1681-32 561-32 2241" svg:viewBox="0 0 33 2242">
          <text:p/>
        </draw:connector>
        <draw:custom-shape draw:style-name="gr2" draw:text-style-name="P3" xml:id="id9" draw:id="id9" draw:layer="layout" svg:width="3.2cm" svg:height="1.2cm" svg:x="17.721cm" svg:y="18.838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8" xml:id="id7" draw:id="id7" draw:layer="layout" svg:width="3.7cm" svg:height="1.4cm" svg:x="22.599cm" svg:y="15.362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air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5" draw:layer="layout" draw:type="curve" svg:x1="21.103cm" svg:y1="16.047cm" svg:x2="22.599cm" svg:y2="16.062cm" draw:start-shape="id6" draw:start-glue-point="7" draw:end-shape="id7" draw:end-glue-point="5" svg:d="M21103 16047c1123 0 376 15 1496 15" svg:viewBox="0 0 1497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7:52:56.493361945</dc:date>
    <meta:editing-duration>PT21H2M8S</meta:editing-duration>
    <meta:editing-cycles>36</meta:editing-cycles>
    <dc:creator>Barry McMullin</dc:creator>
    <meta:document-statistic meta:object-count="17"/>
  </office:meta>
</office:document-meta>
</file>